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Lucida Grande" fo:language="en" fo:country="US" fo:background-color="#ffffff" style:font-name-complex="Lucida Gran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JAVA_HOME=/miage/applications/java_x64_sun_old/jdk1.8.0.331</text:p>
      <text:p text:style-name="P1">export PATH="$JAVA_HOME/bin:$PATH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3T10:20:27.455108646</meta:creation-date>
    <dc:date>2023-09-19T12:04:56</dc:date>
    <meta:editing-duration>PT1M16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2" meta:word-count="4" meta:character-count="100"/>
    <dc:creator>Sonia </dc:creator>
  </office:meta>
</office:document-meta>
</file>